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 
</text:p>
          </table:table-cell>
          <table:table-cell table:style-name="ce0" office:value-type="string">
            <text:p>Hyueeeeeeeeehhhh!!!</text:p>
          </table:table-cell>
          <table:table-cell table:number-columns-repeated="1019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 then laid a trap in it. What an efficient way to make sure all trespassers get caught. 
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19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ll have to treat this as a learning experience so we never fall for it again. 
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